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text-properties fo:font-weight="normal" style:font-weight-asian="normal" style:font-weight-complex="normal"/>
    </style:style>
    <style:style style:name="P7" style:family="paragraph" style:parent-style-name="Text_20_body" style:list-style-name="L2"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Wi-Fi Standard and OSI Layer</text:span></text:span></text:h>
      <text:p text:style-name="Text_20_body"><text:span text:style-name="T2">Wi-Fi (Wireless Fidelity) follows the IEEE 802.11 standard, which defines wireless networking protocols for local area networks (WLANs). The Wi-Fi standard primarily operates at the </text:span><text:span text:style-name="Strong_20_Emphasis"><text:span text:style-name="T2">Data Link Layer (Layer 2)</text:span></text:span><text:span text:style-name="T2"> and </text:span><text:span text:style-name="Strong_20_Emphasis"><text:span text:style-name="T2">Physical Layer (Layer 1)</text:span></text:span><text:span text:style-name="T2"> of the </text:span><text:span text:style-name="Strong_20_Emphasis"><text:span text:style-name="T2">OSI (Open Systems Interconnection) model</text:span></text:span><text:span text:style-name="T2">.</text:span></text:p>
      <text:h text:style-name="Heading_20_3" text:outline-level="3"><text:span text:style-name="Strong_20_Emphasis"><text:span text:style-name="T2">Breakdown of OSI Layers for Wi-Fi:</text:span></text:span></text:h>
      <text:h text:style-name="Heading_20_4" text:outline-level="4"><text:span text:style-name="Strong_20_Emphasis"><text:span text:style-name="T2">1. Physical Layer (Layer 1)</text:span></text:span></text:h>
      <text:list text:style-name="L1">
        <text:list-item>
          <text:p text:style-name="P2"><text:span text:style-name="T2">The </text:span><text:span text:style-name="Strong_20_Emphasis"><text:span text:style-name="T2">Physical Layer (PHY)</text:span></text:span><text:span text:style-name="T2"> in Wi-Fi is responsible for the actual transmission of wireless signals over radio waves.</text:span></text:p>
        </text:list-item>
        <text:list-item>
          <text:p text:style-name="P6">It defines:</text:p>
          <text:list>
            <text:list-item>
              <text:p text:style-name="P2"><text:span text:style-name="Strong_20_Emphasis"><text:span text:style-name="T2">Frequency bands</text:span></text:span><text:span text:style-name="T2"> (2.4 GHz, 5 GHz, and 6 GHz)</text:span></text:p>
            </text:list-item>
            <text:list-item>
              <text:p text:style-name="P2"><text:span text:style-name="Strong_20_Emphasis"><text:span text:style-name="T2">Modulation techniques</text:span></text:span><text:span text:style-name="T2"> (e.g., OFDM, DSSS)</text:span></text:p>
            </text:list-item>
            <text:list-item>
              <text:p text:style-name="P2"><text:span text:style-name="Strong_20_Emphasis"><text:span text:style-name="T2">Data rates</text:span></text:span><text:span text:style-name="T2"> (e.g., Wi-Fi 4 = 600 Mbps, Wi-Fi 6 = 9.6 Gbps)</text:span></text:p>
            </text:list-item>
            <text:list-item>
              <text:p text:style-name="P2"><text:span text:style-name="Strong_20_Emphasis"><text:span text:style-name="T2">Transmission power</text:span></text:span></text:p>
            </text:list-item>
          </text:list>
        </text:list-item>
        <text:list-item>
          <text:p text:style-name="P6">Various Wi-Fi standards (802.11a/b/g/n/ac/ax) differ based on their PHY implementations.</text:p>
        </text:list-item>
      </text:list>
      <text:h text:style-name="Heading_20_4" text:outline-level="4"><text:span text:style-name="Strong_20_Emphasis"><text:span text:style-name="T2">2. Data Link Layer (Layer 2)</text:span></text:span></text:h>
      <text:list text:style-name="L2">
        <text:list-item>
          <text:p text:style-name="P3"><text:span text:style-name="T2">The </text:span><text:span text:style-name="Strong_20_Emphasis"><text:span text:style-name="T2">Data Link Layer</text:span></text:span><text:span text:style-name="T2"> in Wi-Fi is divided into two sublayers:</text:span></text:p>
          <text:list>
            <text:list-item>
              <text:p text:style-name="P3"><text:span text:style-name="Strong_20_Emphasis"><text:span text:style-name="T2">Logical Link Control (LLC)</text:span></text:span><text:span text:style-name="T2">: Handles frame synchronization, error detection, and flow control.</text:span></text:p>
            </text:list-item>
            <text:list-item>
              <text:p text:style-name="P3"><text:span text:style-name="Strong_20_Emphasis"><text:span text:style-name="T2">Media Access Control (MAC)</text:span></text:span><text:span text:style-name="T2">: Controls how devices access the wireless medium (air), manages addressing, and handles authentication/encryption.</text:span></text:p>
            </text:list-item>
          </text:list>
        </text:list-item>
        <text:list-item>
          <text:p text:style-name="P7">The MAC sublayer in Wi-Fi defines:</text:p>
          <text:list>
            <text:list-item>
              <text:p text:style-name="P3"><text:span text:style-name="Strong_20_Emphasis"><text:span text:style-name="T2">CSMA/CA (Carrier Sense Multiple Access with Collision Avoidance)</text:span></text:span><text:span text:style-name="T2"> for network access</text:span></text:p>
            </text:list-item>
            <text:list-item>
              <text:p text:style-name="P3"><text:span text:style-name="Strong_20_Emphasis"><text:span text:style-name="T2">Frame formatting</text:span></text:span></text:p>
            </text:list-item>
            <text:list-item>
              <text:p text:style-name="P3"><text:span text:style-name="Strong_20_Emphasis"><text:span text:style-name="T2">Wireless security protocols</text:span></text:span><text:span text:style-name="T2"> (e.g., WPA2, WPA3)</text:span></text:p>
            </text:list-item>
            <text:list-item>
              <text:p text:style-name="P3"><text:span text:style-name="Strong_20_Emphasis"><text:span text:style-name="T2">Roaming between Access Points (APs)</text:span></text:span></text:p>
            </text:list-item>
          </text:list>
        </text:list-item>
      </text:list>
      <text:h text:style-name="Heading_20_3" text:outline-level="3"><text:span text:style-name="Strong_20_Emphasis"><text:span text:style-name="T2">Why Not Higher Layers?</text:span></text:span></text:h>
      <text:list text:style-name="L3">
        <text:list-item>
          <text:p text:style-name="P4"><text:span text:style-name="T2">Wi-Fi does not define network addressing (IP) or routing (Layer 3). Instead, higher-layer protocols like </text:span><text:span text:style-name="Strong_20_Emphasis"><text:span text:style-name="T2">TCP/IP</text:span></text:span><text:span text:style-name="T2"> (Layer 3 &amp; 4) operate on top of Wi-Fi.</text:span></text:p>
        </text:list-item>
        <text:list-item>
          <text:p text:style-name="P8">Application-layer services (Layer 7) such as web browsing, video streaming, and VoIP work over Wi-Fi but are not part of the Wi-Fi standard itself.</text:p>
        </text:list-item>
      </text:list>
      <text:h text:style-name="Heading_20_3" text:outline-level="3"><text:span text:style-name="Strong_20_Emphasis"><text:span text:style-name="T2">Conclusion</text:span></text:span></text:h>
      <text:list text:style-name="L4">
        <text:list-item>
          <text:p text:style-name="P5"><text:span text:style-name="Strong_20_Emphasis"><text:span text:style-name="T2">Wi-Fi operates at the Physical (Layer 1) and Data Link (Layer 2) layers of the OSI model.</text:span></text:span></text:p>
        </text:list-item>
        <text:list-item>
          <text:p text:style-name="P5"><text:soft-page-break/><text:span text:style-name="Strong_20_Emphasis"><text:span text:style-name="T2">Physical Layer:</text:span></text:span><text:span text:style-name="T2"> Handles wireless signal transmission.</text:span></text:p>
        </text:list-item>
        <text:list-item>
          <text:p text:style-name="P5"><text:span text:style-name="Strong_20_Emphasis"><text:span text:style-name="T2">Data Link Layer:</text:span></text:span><text:span text:style-name="T2"> Manages MAC addressing, security, and network access control.</text:span></text:p>
        </text:list-item>
      </text:list>
      <text:p text:style-name="P9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10:01.718724790</meta:creation-date>
    <dc:date>2025-03-31T23:11:35.752686320</dc:date>
    <meta:editing-duration>PT1M35S</meta:editing-duration>
    <meta:editing-cycles>1</meta:editing-cycles>
    <meta:document-statistic meta:table-count="0" meta:image-count="0" meta:object-count="0" meta:page-count="2" meta:paragraph-count="27" meta:word-count="301" meta:character-count="1855" meta:non-whitespace-character-count="1601"/>
    <meta:generator>LibreOffice/24.2.7.2$Linux_X86_64 LibreOffice_project/420$Build-2</meta:generator>
  </office:meta>
</office:document-meta>
</file>